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51ad" officeooo:paragraph-rsid="001251ad"/>
    </style:style>
    <style:style style:name="P2" style:family="paragraph" style:parent-style-name="Standard">
      <style:text-properties officeooo:rsid="001358e3" officeooo:paragraph-rsid="001358e3"/>
    </style:style>
    <style:style style:name="P3" style:family="paragraph" style:parent-style-name="Standard">
      <style:text-properties officeooo:rsid="0015673d" officeooo:paragraph-rsid="0015673d"/>
    </style:style>
    <style:style style:name="P4" style:family="paragraph" style:parent-style-name="Standard">
      <style:text-properties officeooo:rsid="00182079" officeooo:paragraph-rsid="0018b54e"/>
    </style:style>
    <style:style style:name="P5" style:family="paragraph" style:parent-style-name="Standard">
      <style:text-properties officeooo:rsid="001a9fe6" officeooo:paragraph-rsid="001a9fe6"/>
    </style:style>
    <style:style style:name="P6" style:family="paragraph" style:parent-style-name="Standard">
      <style:text-properties fo:font-size="24pt" officeooo:rsid="001251ad" officeooo:paragraph-rsid="001251ad" style:font-size-asian="24pt" style:font-size-complex="24pt"/>
    </style:style>
    <style:style style:name="P7" style:family="paragraph" style:parent-style-name="Standard">
      <style:text-properties officeooo:rsid="001b8e04" officeooo:paragraph-rsid="001b8e04"/>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9" style:family="paragraph">
      <loext:graphic-properties draw:fill="solid" draw:fill-color="#cc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1358e3"/>
    </style:style>
    <style:style style:name="T2" style:family="text">
      <style:text-properties officeooo:rsid="0015673d"/>
    </style:style>
    <style:style style:name="T3" style:family="text">
      <style:text-properties officeooo:rsid="00169aad"/>
    </style:style>
    <style:style style:name="T4" style:family="text">
      <style:text-properties officeooo:rsid="001a31c0"/>
    </style:style>
    <style:style style:name="T5" style:family="text">
      <style:text-properties officeooo:rsid="001d0aca"/>
    </style:style>
    <style:style style:name="T6" style:family="text">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cc0000" draw:textarea-horizontal-align="left" draw:textarea-vertical-align="middle" draw:auto-grow-height="false" draw:fit-to-size="false" fo:min-height="8.419cm" fo:min-width="15.776cm" fo:padding-top="0.131cm" fo:padding-bottom="0.131cm" fo:padding-left="0.25cm" fo:padding-right="0.25cm" fo:wrap-option="wrap" draw:shadow="hidden" draw:shadow-offset-x="0.305cm" draw:shadow-offset-y="0.305cm" draw:shadow-color="#808080" draw:shadow-opacity="100%"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style-name="gr1" draw:text-style-name="P9" svg:width="16.276cm" svg:height="8.679cm" svg:x="0.66cm" svg:y="0.293cm"><text:p text:style-name="P8"><text:span text:style-name="T6">Mechanisch Erfgoed Centrum</text:span></text:p><draw:enhanced-geometry svg:viewBox="0 0 21600 21600" draw:extrusion="false"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6">Commodore 64</text:p>
      <text:p text:style-name="P1">Jaar: 1982</text:p>
      <text:p text:style-name="P4">Besturingssysteem: Commodore KERNAL</text:p>
      <text:p text:style-name="P4"><text:span text:style-name="T4">Gebruikersinterface: </text:span>Commodore BASIC</text:p>
      <text:p text:style-name="P1"/>
      <text:p text:style-name="P1">Processor: MOS Technology 6510/8500</text:p>
      <text:p text:style-name="P1">Aantal kernen: 1</text:p>
      <text:p text:style-name="P1">Kloksnelheid processor: 0,985 MHz</text:p>
      <text:p text:style-name="P5">Aantal bits: 8</text:p>
      <text:p text:style-name="P1"/>
      <text:p text:style-name="P1">Videoverwerking<text:span text:style-name="T1">schip</text:span>: MOS Technology VIC-II 6569/8565</text:p>
      <text:p text:style-name="P2">Resolutie: 320 x 200 pixels of 40 x 25 tekens</text:p>
      <text:p text:style-name="P2">Aantal kleuren: 16</text:p>
      <text:p text:style-name="P2"/>
      <text:p text:style-name="P2">Hoeveelheid RAM-geheugen: 64 kB</text:p>
      <text:p text:style-name="P2">Hoeveelheid ROM-geheugen: 20 kB</text:p>
      <text:p text:style-name="P3">Interne overschrijfbare opslag: Geen</text:p>
      <text:p text:style-name="P2"><text:span text:style-name="T2">Externe media</text:span>: <text:span text:style-name="T2">C</text:span>assettes, <text:span text:style-name="T3">cartridges</text:span> en 5,25 inch floppy’s</text:p>
      <text:p text:style-name="P2"/>
      <text:p text:style-name="P7">De Commodore 64 was een enorm populaire “homecomputer,” zoals ze toen werden genoemd. <text:span text:style-name="T5">Sterker nog: het is de meest populaire computer aller tijden. Er werden er misschien wel 17 miljoen van gekocht. Jarenlang maakten ze 400.000 Commodores 64 per maand. Het had twee standen voor een hoge resolutie, het kon werken met sprites (kleine plaatjes van pixels in een spel) en had nog veel meer dingen die hem ideaal maakten voor spelletjes. Er waren dan ook zo ongeveer 10.000 tot 15.000 spellen beschikbaar voor de Commodore 64. Veel ervan stonden op enorm trage cassettes die soms wel meer dan een half uur nodig hadden om te laden. Later kwam een floppydrive, maar erg veel beter was die niet. De Commodore 64 was ook één van de eerste computers die veel werden gebruikt voor het maken van muziek. De Commodore 64 kon namelijk heel goed geluid bewerken door zijn speciale geluidsc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6:42:01.416000000</meta:creation-date>
    <dc:date>2017-02-21T15:16:17.150000000</dc:date>
    <meta:editing-duration>PT42M40S</meta:editing-duration>
    <meta:editing-cycles>14</meta:editing-cycles>
    <meta:generator>LibreOffice/5.2.5.1$Windows_x86 LibreOffice_project/0312e1a284a7d50ca85a365c316c7abbf20a4d22</meta:generator>
    <meta:document-statistic meta:table-count="0" meta:image-count="0" meta:object-count="0" meta:page-count="1" meta:paragraph-count="16" meta:word-count="212" meta:character-count="1344" meta:non-whitespace-character-count="1148"/>
  </office:meta>
</office:document-meta>
</file>